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weight="bold" style:font-weight-asian="bold" style:font-name-complex="Arial2"/>
    </style:style>
    <style:style style:name="P3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2"/>
    </style:style>
    <style:style style:name="P4" style:family="paragraph" style:parent-style-name="List_20_Paragraph" style:list-style-name="WWNum1"/>
    <style:style style:name="P5" style:family="paragraph" style:parent-style-name="List_20_Paragraph">
      <style:text-properties style:font-name="Arial1" style:font-name-complex="Arial2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weight="bold" style:font-weight-asian="bold" style:font-name-complex="Arial2"/>
    </style:style>
    <style:style style:name="T3" style:family="text">
      <style:text-properties style:font-name="Arial1" fo:font-weight="bold" style:font-weight-asian="bold" style:font-name-complex="Arial2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 = Holz<text:tab/>N = Nahrung<text:tab/><text:tab/>G = Gold<text:tab/></text:p>
      <text:p text:style-name="P2">S = Stein <text:tab/>E = Eisen<text:tab/><text:tab/>AP = Aktionspunkte</text:p>
      <text:p text:style-name="P2"/>
      <text:list xml:id="list651468437291217574" text:style-name="WWNum1">
        <text:list-item>
          <text:p text:style-name="P4"><text:span text:style-name="T2">Dorf: </text:span><text:span text:style-name="T1">[1H;</text:span><text:span text:style-name="T2"> </text:span><text:span text:style-name="T1">1S; 2 AP] Baue ein Dorf auf dem ausgewählten Feld</text:span></text:p>
        </text:list-item>
      </text:list>
      <text:p text:style-name="P5"/>
      <text:list xml:id="list30557823" text:continue-numbering="true" text:style-name="WWNum1">
        <text:list-item>
          <text:p text:style-name="P4"><text:span text:style-name="T2">Stadt:</text:span><text:span text:style-name="T1"> [ 2H; 2S; 1E; 2AP] Verbessere ein beliebiges Dorf zu einer Stadt</text:span></text:p>
        </text:list-item>
      </text:list>
      <text:p text:style-name="P5"/>
      <text:list xml:id="list30569014" text:continue-numbering="true" text:style-name="WWNum1">
        <text:list-item>
          <text:p text:style-name="P4"><text:span text:style-name="T2">Burg:</text:span><text:span text:style-name="T1"> [ 2H; 3S; 1E; 1N; 2 AP] Baue eine Burg auf dem ausgewählten Feld</text:span></text:p>
        </text:list-item>
      </text:list>
      <text:p text:style-name="P5"/>
      <text:list xml:id="list30553612" text:continue-numbering="true" text:style-name="WWNum1">
        <text:list-item>
          <text:p text:style-name="P4"><text:span text:style-name="T2">Holzfäller:</text:span><text:span text:style-name="T1"> [1 AP] +2H für 1 runden </text:span></text:p>
        </text:list-item>
      </text:list>
      <text:p text:style-name="P5"/>
      <text:list xml:id="list30571275" text:continue-numbering="true" text:style-name="WWNum1">
        <text:list-item>
          <text:p text:style-name="P4"><text:span text:style-name="T2">Steinmetz:</text:span><text:span text:style-name="T1"> [1 AP] <text:s/>+2S für 1 runden </text:span></text:p>
        </text:list-item>
      </text:list>
      <text:p text:style-name="P5"/>
      <text:list xml:id="list30575168" text:continue-numbering="true" text:style-name="WWNum1">
        <text:list-item>
          <text:p text:style-name="P4"><text:span text:style-name="T2">Bauer:</text:span><text:span text:style-name="T1"> [1 AP] <text:s/>+2N für 1 runden</text:span></text:p>
        </text:list-item>
      </text:list>
      <text:p text:style-name="P5"/>
      <text:list xml:id="list30561028" text:continue-numbering="true" text:style-name="WWNum1">
        <text:list-item>
          <text:p text:style-name="P4"><text:span text:style-name="T2">Schmied:</text:span><text:span text:style-name="T1"> [1 AP] <text:s/>+2E für 1 runden</text:span></text:p>
        </text:list-item>
      </text:list>
      <text:p text:style-name="P5"/>
      <text:list xml:id="list30548673" text:continue-numbering="true" text:style-name="WWNum1">
        <text:list-item>
          <text:p text:style-name="P4"><text:span text:style-name="T2">Arzt:</text:span><text:span text:style-name="T1"> [2N; 1AP] <text:s/>eine ausgewählte Einheit wird geheilt um +2HP (geht nicht über maximales Leben hinaus)</text:span></text:p>
        </text:list-item>
      </text:list>
      <text:p text:style-name="P5"/>
      <text:list xml:id="list30559705" text:continue-numbering="true" text:style-name="WWNum1">
        <text:list-item>
          <text:p text:style-name="P4"><text:span text:style-name="T2">Kräuterfrau: </text:span><text:span text:style-name="T1">[1N; 1AP] <text:s/>eine ausgewählte Einheit wird von der Seuche geheilt zudem gibt sie <text:s/>+1HP zurück <text:s/>(geht nicht über maximales Leben hinaus)</text:span></text:p>
        </text:list-item>
      </text:list>
      <text:p text:style-name="P5"/>
      <text:list xml:id="list30569558" text:continue-numbering="true" text:style-name="WWNum1">
        <text:list-item>
          <text:p text:style-name="P4"><text:span text:style-name="T2">Seuche:</text:span><text:span text:style-name="T1"> [1 AP] eine ausgewählte feindliche Einheit wird mit einer Seuche angesteckt welche der Einheit (bis zu ihrer Heilung durch die Kräuterfrau) dauerhaft -1 leben kostet</text:span></text:p>
        </text:list-item>
      </text:list>
      <text:p text:style-name="P5"/>
      <text:list xml:id="list30565757" text:continue-numbering="true" text:style-name="WWNum1">
        <text:list-item>
          <text:p text:style-name="P4"><text:span text:style-name="T2">Steuereintreiber:</text:span><text:span text:style-name="T1"> [2N; 2AP] <text:s/>pro Dorf bekommst du 0,5G und für jede Stadt 1G für diese runde</text:span></text:p>
        </text:list-item>
      </text:list>
      <text:p text:style-name="P5"/>
      <text:list xml:id="list30576738" text:continue-numbering="true" text:style-name="WWNum1">
        <text:list-item>
          <text:p text:style-name="P4"><text:span text:style-name="T2">Harter Marsch:</text:span><text:span text:style-name="T1"> [2N; 1AP] <text:s/>eine ausgewählte Einheit kann sich diese runde bis zu +2 Felder bewegen</text:span></text:p>
        </text:list-item>
      </text:list>
      <text:p text:style-name="P5"/>
      <text:list xml:id="list30560281" text:continue-numbering="true" text:style-name="WWNum1">
        <text:list-item>
          <text:p text:style-name="P4"><text:span text:style-name="T2">Rekruten: </text:span><text:span text:style-name="T1">[1 AP (kosten variable welche Einheit man baut)] diese Karte lässt dich 1 gewünschte Einheit bauen (abhängig von Dorf, Stadt,Burg) (Siehe Einheitenliste)</text:span></text:p>
        </text:list-item>
      </text:list>
      <text:p text:style-name="P5"><text:soft-page-break/></text:p>
      <text:list xml:id="list30563694" text:continue-numbering="true" text:style-name="WWNum1">
        <text:list-item>
          <text:p text:style-name="P4"><text:span text:style-name="T2">Ritterschlag:</text:span><text:span text:style-name="T1"> [2E; 4G; 3AP] eine verletzte Einheit wird zum Ritter</text:span></text:p>
        </text:list-item>
      </text:list>
      <text:p text:style-name="P5"/>
      <text:list xml:id="list30566130" text:continue-numbering="true" text:style-name="WWNum1">
        <text:list-item>
          <text:p text:style-name="P4"><text:span text:style-name="T2">Belagerung:</text:span><text:span text:style-name="T1"> [2H; 2S; 2E; 2N; 1AP] füge einem gewünschten Gebäude 5 schaden zu <text:s/></text:span></text:p>
        </text:list-item>
      </text:list>
      <text:p text:style-name="P5"/>
      <text:list xml:id="list30552327" text:continue-numbering="true" text:style-name="WWNum1">
        <text:list-item>
          <text:p text:style-name="P4"><text:span text:style-name="T2">Reparatur: </text:span><text:span text:style-name="T1">[1H; 1S; 1E; 1N; 1AP] heile ein gewünschtes Gebäude um 3 </text:span></text:p>
        </text:list-item>
      </text:list>
      <text:p text:style-name="P5"/>
      <text:list xml:id="list30567767" text:continue-numbering="true" text:style-name="WWNum1">
        <text:list-item>
          <text:p text:style-name="P4"><text:span text:style-name="T2">Sabotage:</text:span><text:span text:style-name="T1"> [2 AP] das/die ausgewählte feindliche Dorf oder Stadt produziert in der nächsten runde keine Ressourcen </text:span></text:p>
        </text:list-item>
      </text:list>
      <text:p text:style-name="P5"/>
      <text:list xml:id="list30555504" text:continue-numbering="true" text:style-name="WWNum1">
        <text:list-item>
          <text:p text:style-name="P4"><text:span text:style-name="T2">Überläufer:</text:span><text:span text:style-name="T1"> [4G; 1N; <text:s/>2AP] <text:s/>ziehe einer gegnerischen Einheit 2 leben <text:s/>ab und sie wechselt auf deine Seite </text:span></text:p>
        </text:list-item>
      </text:list>
      <text:p text:style-name="P5"/>
      <text:list xml:id="list30572544" text:continue-numbering="true" text:style-name="WWNum1">
        <text:list-item>
          <text:p text:style-name="P4"><text:span text:style-name="T2">Großer General:</text:span><text:span text:style-name="T1"> [1E; 1N; 2AP] <text:s/>gibt einer Einheit permanent +1 schaden und +1 leben </text:span></text:p>
        </text:list-item>
      </text:list>
      <text:p text:style-name="P5"/>
      <text:list xml:id="list30546423" text:continue-numbering="true" text:style-name="WWNum1">
        <text:list-item>
          <text:p text:style-name="P4"><text:span text:style-name="T2">Manöver:</text:span><text:span text:style-name="T1"> [1N; 2AP] <text:s/>gibt einer für diese runde +3 schaden</text:span></text:p>
        </text:list-item>
      </text:list>
      <text:p text:style-name="P5"/>
      <text:list xml:id="list30570641" text:continue-numbering="true" text:style-name="WWNum1">
        <text:list-item>
          <text:p text:style-name="P4"><text:span text:style-name="T2">königliches Edikt: </text:span><text:span text:style-name="T1">[1N; 1S; 1H; 1E] alle Aktionen kosten nächste runde -1 AP</text:span></text:p>
        </text:list-item>
      </text:list>
      <text:p text:style-name="P5"/>
      <text:list xml:id="list30548724" text:continue-numbering="true" text:style-name="WWNum1">
        <text:list-item>
          <text:p text:style-name="P4"><text:span text:style-name="T2">Marschall: </text:span><text:span text:style-name="T1">[1N; 1H] <text:s/>+2 AP für diese Runde</text:span></text:p>
        </text:list-item>
      </text:list>
      <text:p text:style-name="P5"/>
      <text:list xml:id="list30551588" text:continue-numbering="true" text:style-name="WWNum1">
        <text:list-item>
          <text:p text:style-name="P4"><text:span text:style-name="T2">altes Relikt:</text:span><text:span text:style-name="T1"> [1H; 1S; 1AP] <text:s/>ziehe eine ausgewählte Karte aus dem Ablagestapel</text:span></text:p>
        </text:list-item>
      </text:list>
      <text:p text:style-name="P5"/>
      <text:list xml:id="list30545594" text:continue-numbering="true" text:style-name="WWNum1">
        <text:list-item>
          <text:p text:style-name="P4"><text:span text:style-name="T2">Erfinder:</text:span><text:span text:style-name="T1"> [1H; 1 E; 1AP] </text:span><text:span text:style-name="T2"><text:s/></text:span><text:span text:style-name="T1">ziehe zwei weitere Karten</text:span></text:p>
        </text:list-item>
      </text:list>
      <text:p text:style-name="P5"/>
      <text:list xml:id="list30573302" text:continue-numbering="true" text:style-name="WWNum1">
        <text:list-item>
          <text:p text:style-name="P4"><text:span text:style-name="T2">Verbannung: </text:span><text:span text:style-name="T1">[1 AP] <text:s/>entferne eine Karte aus deinem deck</text:span></text:p>
        </text:list-item>
      </text:list>
      <text:p text:style-name="P5"/>
      <text:list xml:id="list30555899" text:continue-numbering="true" text:style-name="WWNum1">
        <text:list-item>
          <text:p text:style-name="P4"><text:span text:style-name="T2">Hinterhalt: </text:span><text:span text:style-name="T1">[1H; 1E; 1AP] <text:s/>füge einer feindlichen Einheit 3 schaden zu </text:span></text:p>
        </text:list-item>
      </text:list>
      <text:p text:style-name="P5"/>
      <text:list xml:id="list30568625" text:continue-numbering="true" text:style-name="WWNum1">
        <text:list-item>
          <text:p text:style-name="P4"><text:span text:style-name="T2">Hexe:</text:span><text:span text:style-name="T1"> [2N; 2AP] <text:s/>mischt einen Fluch ins gegnerische Deck</text:span></text:p>
        </text:list-item>
      </text:list>
      <text:p text:style-name="P5"/>
      <text:list xml:id="list30552694" text:continue-numbering="true" text:style-name="WWNum1">
        <text:list-item>
          <text:p text:style-name="P4"><text:span text:style-name="T2">Harten Training: </text:span><text:span text:style-name="T1">[ Abhängig von den Einheiten </text:span><text:bookmark text:name="_GoBack"/><text:span text:style-name="T1">] <text:s/>kann eine ausgewählte Einheit Upgrade Z.B. Schwertkämpfer =&gt; Langschwertkämpfer (siehe Einheitenliste)</text:span></text:p>
        </text:list-item>
      </text:list>
      <text:p text:style-name="P5"><text:soft-page-break/></text:p>
      <text:list xml:id="list30576622" text:continue-numbering="true" text:style-name="WWNum1">
        <text:list-item>
          <text:p text:style-name="P4"><text:span text:style-name="T2">Händler: </text:span><text:span text:style-name="T1">[1N; 1S; 1E; 1H] </text:span><text:span text:style-name="T2"><text:s/></text:span><text:span text:style-name="T1">lege bis zu 3 Handkarten ab ziehe gleiche Anzahl nach </text:span></text:p>
        </text:list-item>
      </text:list>
      <text:p text:style-name="P5"/>
      <text:list xml:id="list30562529" text:continue-numbering="true" text:style-name="WWNum1">
        <text:list-item>
          <text:p text:style-name="P4"><text:span text:style-name="T2">Spion:</text:span><text:span text:style-name="T1"> [1 AP] <text:s/>erhöhe Sichtweite für eine runde um +1</text:span></text:p>
          <text:p text:style-name="P4"><text:span text:style-name="T1"/></text:p>
        </text:list-item>
        <text:list-item>
          <text:p text:style-name="P4"><text:span text:style-name="T3">Fluch</text:span><text:span text:style-name="T1">: [wird durch Hexe vergeben] kann nicht gespielt werden</text:span></text:p>
        </text:list-item>
      </text:list>
      <text:p text:style-name="P5"/>
      <text:p text:style-name="P5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xx</meta:initial-creator>
    <dc:creator>Cornelius Nitschkoff</dc:creator>
    <meta:editing-cycles>44</meta:editing-cycles>
    <meta:creation-date>2018-02-08T15:03:00</meta:creation-date>
    <dc:date>2018-02-09T10:36:48.96</dc:date>
    <meta:editing-duration>P0D</meta:editing-duration>
    <meta:generator>OpenOffice/4.1.5$Win32 OpenOffice.org_project/415m1$Build-9789</meta:generator>
    <meta:document-statistic meta:table-count="0" meta:image-count="0" meta:object-count="0" meta:page-count="3" meta:paragraph-count="33" meta:word-count="452" meta:character-count="26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